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ans-serif"/>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margin-left="0cm" fo:margin-right="0cm" style:line-height-at-least="0.556cm" fo:widows="1" fo:text-indent="0cm" style:auto-text-indent="false"/>
      <style:text-properties fo:font-variant="normal" fo:text-transform="none" fo:color="#444444" style:font-name="Calibri" fo:font-size="11.25pt" fo:letter-spacing="normal" fo:font-style="normal" fo:font-weight="normal"/>
    </style:style>
    <style:style style:name="P3" style:family="paragraph" style:parent-style-name="Standard">
      <style:paragraph-properties fo:margin-left="0cm" fo:margin-right="0cm" fo:widows="1" fo:text-indent="0cm" style:auto-text-indent="false"/>
      <style:text-properties fo:font-variant="normal" fo:text-transform="none" fo:color="#000000" style:font-name="Calibri" fo:font-size="12pt" fo:letter-spacing="normal" fo:font-style="normal" fo:font-weight="normal"/>
    </style:style>
    <style:style style:name="P4" style:family="paragraph" style:parent-style-name="Standard">
      <style:paragraph-properties fo:margin-left="0cm" fo:margin-right="0cm" style:line-height-at-least="0.559cm" fo:orphans="1" fo:widows="1" fo:text-indent="0cm" style:auto-text-indent="false"/>
      <style:text-properties fo:font-variant="normal" fo:text-transform="none" fo:color="#000000" style:font-name="Calibri" fo:font-size="12pt" fo:letter-spacing="normal" fo:font-style="normal" fo:font-weight="normal"/>
    </style:style>
    <style:style style:name="P5" style:family="paragraph" style:parent-style-name="Standard">
      <style:paragraph-properties fo:margin-left="0cm" fo:margin-right="0cm" style:line-height-at-least="0.582cm" fo:widows="1" fo:text-indent="0cm" style:auto-text-indent="false"/>
      <style:text-properties fo:font-variant="normal" fo:text-transform="none" fo:color="#666666" style:font-name="Helvetica Neue" fo:font-size="9.75pt" fo:letter-spacing="normal" fo:font-style="normal" fo:font-weight="normal" fo:background-color="#ffffff"/>
    </style:style>
    <style:style style:name="P6" style:family="paragraph" style:parent-style-name="Standard">
      <style:paragraph-properties fo:margin-left="0cm" fo:margin-right="0cm" style:line-height-at-least="0.582cm" fo:widows="1" fo:text-indent="0cm" style:auto-text-indent="false"/>
      <style:text-properties fo:font-variant="normal" fo:text-transform="none" fo:color="#666666" style:font-name="Helvetica Neue" fo:font-size="9.75pt" fo:letter-spacing="normal" fo:font-style="normal" fo:font-weight="normal"/>
    </style:style>
    <style:style style:name="P7" style:family="paragraph" style:parent-style-name="Standard">
      <style:paragraph-properties fo:margin-left="0cm" fo:margin-right="0cm" style:line-height-at-least="0.556cm" fo:widows="1" fo:text-indent="0cm" style:auto-text-indent="false"/>
    </style:style>
    <style:style style:name="P8" style:family="paragraph" style:parent-style-name="Standard">
      <style:paragraph-properties fo:margin-left="0cm" fo:margin-right="0cm" style:line-height-at-least="0.556cm" fo:orphans="1" fo:widows="1" fo:text-indent="0cm" style:auto-text-indent="false"/>
      <style:text-properties fo:color="#444444" fo:font-size="10.5pt"/>
    </style:style>
    <style:style style:name="P9" style:family="paragraph" style:parent-style-name="Standard">
      <style:paragraph-properties fo:margin-left="0cm" fo:margin-right="0cm" fo:margin-top="0cm" fo:margin-bottom="0.499cm" style:line-height-at-least="0.556cm" fo:orphans="1" fo:widows="1" fo:text-indent="0cm" style:auto-text-indent="false"/>
      <style:text-properties fo:font-variant="normal" fo:text-transform="none" fo:color="#000000" style:font-name="Calibri" fo:font-size="12pt" fo:letter-spacing="normal" fo:font-style="normal" fo:font-weight="normal"/>
    </style:style>
    <style:style style:name="P10" style:family="paragraph" style:parent-style-name="Text_20_body">
      <style:paragraph-properties fo:margin-left="0cm" fo:margin-right="0cm" fo:margin-top="0cm" fo:margin-bottom="0cm" fo:widows="1" fo:text-indent="0cm" style:auto-text-indent="false" fo:padding="0cm" fo:border="none"/>
      <style:text-properties fo:font-variant="normal" fo:text-transform="none" fo:color="#000000" style:font-name="Calibri" fo:font-size="12pt" fo:letter-spacing="normal" fo:font-style="normal" fo:font-weight="normal"/>
    </style:style>
    <style:style style:name="P11" style:family="paragraph" style:parent-style-name="Text_20_body">
      <style:paragraph-properties fo:margin-left="0cm" fo:margin-right="0cm" fo:margin-top="0cm" fo:margin-bottom="0cm" fo:widows="1" fo:text-indent="0cm" style:auto-text-indent="false" fo:padding="0cm" fo:border="none"/>
      <style:text-properties fo:font-variant="normal" fo:text-transform="none" fo:color="#444444" style:font-name="Calibri" fo:font-size="10.5pt" fo:letter-spacing="normal" fo:font-style="normal" fo:font-weight="normal"/>
    </style:style>
    <style:style style:name="P12" style:family="paragraph" style:parent-style-name="Text_20_body">
      <style:paragraph-properties fo:margin-left="0cm" fo:margin-right="0cm" fo:margin-top="0cm" fo:margin-bottom="0cm" fo:widows="1" fo:text-indent="0cm" style:auto-text-indent="false" fo:padding="0cm" fo:border="none"/>
      <style:text-properties fo:color="#444444" style:font-name="Calibri" fo:font-size="11pt"/>
    </style:style>
    <style:style style:name="P13" style:family="paragraph" style:parent-style-name="Standard">
      <style:paragraph-properties fo:margin-left="0cm" fo:margin-right="0cm" style:line-height-at-least="0.556cm" fo:widows="1" fo:text-indent="0cm" style:auto-text-indent="false"/>
      <style:text-properties fo:font-variant="normal" fo:text-transform="none" fo:color="#0068cf" style:font-name="Calibri" fo:font-size="11.25pt" fo:letter-spacing="normal" fo:font-style="normal" style:text-underline-style="solid" style:text-underline-width="auto" style:text-underline-color="font-color" fo:font-weight="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variant="normal" fo:text-transform="none" fo:color="#444444" fo:letter-spacing="normal"/>
    </style:style>
    <style:style style:name="T3" style:family="text">
      <style:text-properties fo:font-variant="normal" fo:text-transform="none" fo:color="#444444" style:font-name="Calibri" fo:font-size="11.25pt" fo:letter-spacing="normal" fo:font-style="normal" fo:font-weight="normal"/>
    </style:style>
    <style:style style:name="T4" style:family="text">
      <style:text-properties fo:font-variant="normal" fo:text-transform="none" fo:color="#444444" style:font-name="Calibri" fo:font-size="11.25pt" fo:letter-spacing="normal" fo:font-style="normal" fo:font-weight="bold" style:font-weight-asian="bold" style:font-weight-complex="bold"/>
    </style:style>
    <style:style style:name="T5" style:family="text">
      <style:text-properties fo:font-variant="normal" fo:text-transform="none" fo:color="#0068cf" style:font-name="Calibri" fo:font-size="11.25pt" fo:letter-spacing="normal" fo:font-style="normal" style:text-underline-style="solid" style:text-underline-width="auto" style:text-underline-color="font-color" fo:font-weight="normal"/>
    </style:style>
    <style:style style:name="T6" style:family="text">
      <style:text-properties fo:color="#444444" fo:font-size="11pt"/>
    </style:style>
    <style:style style:name="T7" style:family="text">
      <style:text-properties fo:color="#444444" fo:font-size="10.5pt"/>
    </style:style>
    <style:style style:name="T8" style:family="text">
      <style:text-properties fo:font-weight="bold" style:font-weight-asian="bold" style:font-weight-complex="bold"/>
    </style:style>
    <style:style style:name="T9" style:family="text">
      <style:text-properties fo:color="#666666" style:font-name="Helvetica Neue" fo:font-size="9.75pt"/>
    </style:style>
    <style:style style:name="T10" style:family="text">
      <style:text-properties fo:font-weight="normal" style:font-weight-asian="normal" style:font-weight-complex="normal"/>
    </style:style>
    <style:style style:name="T11"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 Vendredi 19 Juin </text:p>
      <text:p text:style-name="Standard"/>
      <text:p text:style-name="Standard"><text:span text:style-name="T1">Pour le choisir les options du produit :</text:span><text:span text:style-name="T11"> J'ai compris pourquoi et j'ai corrigé le problème. Le bouton ajouter au panier est revenu. Maintenant si tu clic dessus le produit est envoyé directement au panier et une fenêtre s'affiche pour nous le dire. </text:span></text:p>
      <text:p text:style-name="Standard"/>
      <text:p text:style-name="P1">Mise à jour Hikashop : </text:p>
      <text:p text:style-name="Standard"/>
      <text:p text:style-name="Standard"><text:span text:style-name="T1">La première solution :</text:span> « <text:span text:style-name="T2"> </text:span><text:span text:style-name="T3">Cette erreur indique que l'upload de fichiers est limité à 2MB sur votre server alors que le package est plus gros.</text:span></text:p>
      <text:p text:style-name="P2">Faites une install via FTP pour éviter le problem: »</text:p>
      <text:p text:style-name="P7"><text:a xlink:type="simple" xlink:href="http://www.hikashop.com/support/support/documentation/59-hikashop-how-to-install.html#ftp" office:target-frame-name="_blank" xlink:show="new"><text:span text:style-name="T5">http://www.hikashop.com/support/support/documentation/59-hikashop-how-to-install.html#ftp</text:span></text:a></text:p>
      <text:p text:style-name="Standard"/>
      <text:p text:style-name="Standard">( ce que j'ai fait, ça m'a donné encore une autre erreur ). </text:p>
      <text:p text:style-name="Standard"/>
      <text:p text:style-name="Standard"><text:span text:style-name="T1">La deuxieme solution :</text:span><text:span text:style-name="T3">L'erreur indique un problème de droit d'accès sur votre serveur: Joomla n'a pas le droit d'écrire par dessus les fichiers présents. faites cette modification :</text:span></text:p>
      <text:p text:style-name="P7"><text:a xlink:type="simple" xlink:href="https://www.acyba.com/acymailing/182-update-install-issues.html#copyfilefailed" office:target-frame-name="_blank" xlink:show="new"><text:span text:style-name="T5">https://www.acyba.com/acymailing/182-update-install-issues.html#copyfilefailed</text:span></text:a></text:p>
      <text:p text:style-name="P2">Ensuite, réessayez et le message d'erreur vous indiquera quel fichier ne peut pas être copié.</text:p>
      <text:p text:style-name="P2">Ensuite, il suffit de rendre le fichier/dossier ou son dossier parent écrivable pour que l'installeur puisse faire l'installation des nouveaux fichiers.</text:p>
      <text:p text:style-name="P2">Une solution que vous pouvez essayez est de renommer les dossiers principaux d'HikaShop administrator/components/com_hikashop et components/com_hikashop via FTP. Ce sont les dossiers principaux d'HikaShop. Comme cela pour de soucis de droits d'accès vu que les dossiers/fichiers n'existent plus.</text:p>
      <text:p text:style-name="Standard"/>
      <text:p text:style-name="Standard">( alors la déjà ça ma pris des heures pour comprendre, mais en plus ça ne marche toujours pas, c'est entrain de me rendre dingue. Je me suis connecté a <text:span text:style-name="T4">Nosyweb</text:span><text:span text:style-name="T8"> </text:span>pour une aide supplémentaire mais toujours aucune réponse ). <text:s/>Je rappelle que la mise à jour sert à résoudre ce problème de filtre et de descriptif de produit. Honnêtement je bloque complet la. </text:p>
      <text:p text:style-name="Standard"><text:line-break/><text:span text:style-name="T1">Pour le descriptif du produit à droite :</text:span> <text:span text:style-name="T3">Pour la page produit, ajoutez le CSS:</text:span><text:line-break/><text:span text:style-name="T3">.hikashop_product_custom_value{</text:span><text:line-break/><text:span text:style-name="T3">width : 250px;</text:span><text:line-break/><text:span text:style-name="T3">display: block;</text:span><text:line-break/><text:span text:style-name="T3">}</text:span><text:line-break/><text:span text:style-name="T3">dans le CSS frontend d'HikaShop et cela corrigera le problème.</text:span></text:p>
      <text:p text:style-name="P7"><text:a xlink:type="simple" xlink:href="http://www.hikashop.com/support/support/documentation/153-customize-the-display.html"><text:span text:style-name="T5">http://www.hikashop.com/support/support/documentation/153-customize-the-display.html</text:span></text:a></text:p>
      <text:p text:style-name="P13"/>
      <text:p text:style-name="Standard">Alors pour ça j'ai cherché beaucoup aussi, j'ai trouvé le fichier à édité mais je ne sais pas ou je dois mettre le code. </text:p>
      <text:p text:style-name="Standard"/>
      <text:p text:style-name="Standard">Du coup j'ai renvoyé un E-mail : </text:p>
      <text:p text:style-name="Standard"/>
      <text:p text:style-name="P3">Bonjour,</text:p>
      <text:p text:style-name="P3"/>
      <text:p text:style-name="P3">Merci pour votre réponse.</text:p>
      <text:p text:style-name="P3"/>
      <text:p text:style-name="P3">1. j'ai regardé votre tuto, mais je ne comprends pas ou se trouve le fichier à édité : </text:p>
      <text:p text:style-name="P5">"To know exactly which one, edit the file libraries/joomla/filesystem/folder.php" &lt;== C'est où çà.</text:p>
      <text:p text:style-name="P6"><text:soft-page-break/>Aprés si j'ai bien compris ça va me donner le nom de certains fichier a renommer ? </text:p>
      <text:p text:style-name="P4"><text:span text:style-name="T9">Je ne trouve pas non plus les deux autre fichier dont vous m'avez parlé : "</text:span><text:span text:style-name="T6">Une solution que vous pouvez essayez est de renommer les dossiers principaux d'HikaShop administrator/components/com_hikashop et components/com_hikashop via FTP." J'ai regarder en détail les dossiers de hikashop et je n'ai rien de comparable. </text:span></text:p>
      <text:p text:style-name="P8"/>
      <text:p text:style-name="P9"><text:span text:style-name="T7">2.</text:span><text:span text:style-name="T6">Pour la page produit, ajoutez le CSS:</text:span></text:p>
      <text:p text:style-name="P10"><text:span text:style-name="T6">.hikashop_product_custom_value{</text:span><text:line-break/><text:span text:style-name="T6">width : 250px;</text:span><text:line-break/><text:span text:style-name="T6">display: block;</text:span><text:line-break/><text:span text:style-name="T6">}</text:span><text:line-break/><text:span text:style-name="T6">dans le CSS frontend d'HikaShop et cela corrigera le problème. &lt;== J'ai aussi regarder j'ai trouver l'endroit ou ajouter le code mais où dois je mettre exactement ? </text:span></text:p>
      <text:p text:style-name="P12"/>
      <text:p text:style-name="P11">En attente de votre réponse,</text:p>
      <text:p text:style-name="P11">Cordialement</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ans-serif"/>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a carriere</meta:initial-creator>
    <meta:creation-date>2015-06-19T12:03:34.32</meta:creation-date>
    <dc:date>2015-06-19T13:49:07.20</dc:date>
    <dc:creator>flora carriere</dc:creator>
    <meta:editing-duration>PT20M41S</meta:editing-duration>
    <meta:editing-cycles>2</meta:editing-cycles>
    <meta:generator>OpenOffice.org/3.3$Win32 OpenOffice.org_project/330m20$Build-9567</meta:generator>
    <meta:document-statistic meta:table-count="0" meta:image-count="0" meta:object-count="0" meta:page-count="2" meta:paragraph-count="27" meta:word-count="483" meta:character-count="3172"/>
  </office:meta>
</office:document-meta>
</file>